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6600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ff66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text-align="center"/>
      <style:text-properties fo:color="#000000" style:font-name="Times New Roman" fo:font-size="14pt" style:font-size-asian="14pt" style:font-size-complex="14pt"/>
    </style:style>
    <style:style style:name="P4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style:text-properties style:font-name="Times New Roman" fo:font-size="14pt" style:font-size-asian="14pt" style:font-size-complex="14pt"/>
    </style:style>
    <style:style style:name="T1" style:family="text">
      <style:text-properties fo:color="#000000"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2.7cm" svg:height="7.104cm" svg:x="3.159cm" svg:y="1.6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6.701cm" svg:height="1.837cm" svg:x="3.587cm" svg:y="2.087cm">
              <text:p text:style-name="P2"><text:span text:style-name="T1">WiFi (2.4 GHz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6.701cm" svg:height="1.836cm" svg:x="3.587cm" svg:y="4.249cm">
              <text:p text:style-name="P2"><text:span text:style-name="T2">BLE (2.4 GHz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6.701cm" svg:height="1.838cm" svg:x="3.587cm" svg:y="6.409cm">
              <text:p text:style-name="P2"><text:span text:style-name="T2">RF (900 MHz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4.867cm" svg:height="6.166cm" svg:x="10.647cm" svg:y="2.082cm">
              <text:p text:style-name="P2"><text:span text:style-name="T2">Antenn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0.807cm" svg:height="0.359cm" svg:x="9.828cm" svg:y="9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" draw:layer="layout" svg:width="0.81cm" svg:height="0.37cm" svg:x="9.827cm" svg:y="9.824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5" draw:layer="layout" svg:width="5.162cm" svg:height="0.801cm" svg:x="10.697cm" svg:y="9.107cm">
              <draw:text-box>
                <text:p text:style-name="P5"><text:span text:style-name="T2">Grid-level Localization</text:span></text:p>
              </draw:text-box>
            </draw:frame>
            <draw:frame draw:style-name="gr9" draw:text-style-name="P5" draw:layer="layout" svg:width="4.908cm" svg:height="0.801cm" svg:x="10.697cm" svg:y="9.656cm">
              <draw:text-box>
                <text:p text:style-name="P5"><text:span text:style-name="T2">Pinpoint Localization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6:56:09.324362883</meta:creation-date>
    <dc:date>2017-03-06T18:13:07.407451785</dc:date>
    <meta:editing-duration>PT3M52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